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2.75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number-columns-repeated="7" table:default-cell-style-name="ce1"/>
        <table:table-column table:style-name="co2" table:default-cell-style-name="ce3"/>
        <table:table-column table:style-name="co2" table:default-cell-style-name="ce1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Etat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id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cc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d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d15</text:p>
          </table:table-cell>
          <table:table-cell/>
          <table:table-cell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d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r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pon Theo</meta:initial-creator>
    <meta:creation-date>2014-10-17T09:06:52.770858528</meta:creation-date>
    <dc:date>2014-10-17T12:06:00.709016979</dc:date>
    <dc:creator>Chapon Theo</dc:creator>
    <meta:editing-duration>PT2H28M47S</meta:editing-duration>
    <meta:editing-cycles>2</meta:editing-cycles>
    <meta:generator>LibreOffice/4.2.4.2$Linux_X86_64 LibreOffice_project/420$Build-2</meta:generator>
    <meta:document-statistic meta:table-count="1" meta:cell-count="64" meta:object-count="0"/>
  </office:meta>
</office:document-meta>
</file>